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CaskaydiaCove Nerd Font Mono" svg:font-family="'CaskaydiaCove Nerd Font Mono'" style:font-pitch="fixed"/>
    <style:font-face style:name="Determination" svg:font-family="Determinatio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ontserrat" svg:font-family="Montserrat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termination" fo:font-size="36pt" fo:font-weight="bold" officeooo:rsid="0017c003" officeooo:paragraph-rsid="0017c003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fo:font-weight="bold" officeooo:rsid="0017c003" officeooo:paragraph-rsid="0017c003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36pt" fo:font-weight="bold" officeooo:rsid="001c9ebd" officeooo:paragraph-rsid="001c9eb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8pt" officeooo:rsid="001c9ebd" officeooo:paragraph-rsid="001c9ebd" style:font-size-asian="24.5pt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8pt" officeooo:rsid="0017c003" officeooo:paragraph-rsid="0017c003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17c003" officeooo:paragraph-rsid="001bf6ab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17c003" officeooo:paragraph-rsid="0017c00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17c003" officeooo:paragraph-rsid="0017c00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2pt" officeooo:rsid="001e07f8" officeooo:paragraph-rsid="0017c003" style:font-size-asian="10.5pt" style:font-size-complex="12pt"/>
    </style:style>
    <style:style style:name="P10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start" style:justify-single-word="false"/>
      <style:text-properties style:font-name="CaskaydiaCove Nerd Font Mono" fo:font-size="12pt" officeooo:rsid="001e07f8" officeooo:paragraph-rsid="0017c00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skaydiaCove Nerd Font Mono" fo:font-size="12pt" officeooo:rsid="001e07f8" officeooo:paragraph-rsid="001e07f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skaydiaCove Nerd Font Mono" fo:font-size="12pt" officeooo:rsid="001fb5de" officeooo:paragraph-rsid="001fb5de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skaydiaCove Nerd Font Mono" fo:font-size="12pt" officeooo:rsid="0020431d" officeooo:paragraph-rsid="0020431d" style:font-size-asian="10.5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n" fo:country="IN" officeooo:paragraph-rsid="0020431d" style:letter-kerning="true" style:font-name-asian="Calibri1" style:font-size-asian="11pt" style:language-asian="en" style:country-asian="US" style:font-name-complex="Mangal" style:font-size-complex="10pt" style:language-complex="hi" style:country-complex="IN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skaydiaCove Nerd Font Mono" fo:font-size="11pt" fo:language="en" fo:country="IN" officeooo:paragraph-rsid="0020431d" style:letter-kerning="true" style:font-name-asian="Calibri1" style:font-size-asian="11pt" style:language-asian="en" style:country-asian="US" style:font-name-complex="Mangal" style:font-size-complex="10pt" style:language-complex="hi" style:country-complex="IN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skaydiaCove Nerd Font Mono" fo:font-size="12pt" fo:language="en" fo:country="IN" officeooo:paragraph-rsid="00242319" style:letter-kerning="true" style:font-name-asian="Calibri1" style:font-size-asian="12pt" style:language-asian="en" style:country-asian="US" style:font-name-complex="Mangal" style:font-size-complex="12pt" style:language-complex="hi" style:country-complex="IN"/>
    </style:style>
    <style:style style:name="T1" style:family="text">
      <style:text-properties officeooo:rsid="001fb5de"/>
    </style:style>
    <style:style style:name="T2" style:family="text">
      <style:text-properties officeooo:rsid="0021881d"/>
    </style:style>
    <style:style style:name="T3" style:family="text">
      <style:text-properties style:font-name="Montserrat" fo:font-size="18pt" style:font-size-asian="18pt" style:font-size-complex="18pt"/>
    </style:style>
    <style:style style:name="T4" style:family="text">
      <style:text-properties fo:font-weight="bold" style:font-weight-asian="bold" style:font-name-complex="Calibri1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3">Python</text:p>
      <text:p text:style-name="P4">Practical File</text:p>
      <text:p text:style-name="P5"/>
      <text:p text:style-name="P6">Student name: Gurmukh Singh</text:p>
      <text:p text:style-name="P6">Roll Number: 8</text:p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0"><text:a xlink:type="simple" xlink:href="#__RefHeading___Toc3206_1465224214" text:style-name="Index_20_Link" text:visited-style-name="Index_20_Link">Start a Python interpreter and use it as a Calculator.<text:tab/>3</text:a></text:p>
          <text:p text:style-name="P10"><text:a xlink:type="simple" xlink:href="#__RefHeading___Toc3208_1465224214" text:style-name="Index_20_Link" text:visited-style-name="Index_20_Link">Write Python programs to demonstrate the following:<text:tab/>3</text:a></text:p>
          <text:p text:style-name="P10"><text:a xlink:type="simple" xlink:href="#__RefHeading___Toc3210_1465224214" text:style-name="Index_20_Link" text:visited-style-name="Index_20_Link"><text:s/>i) input( ) ii) print( ) iii) ‘sep’ attribute iv) ‘end’ attribute<text:tab/>3</text:a></text:p>
          <text:p text:style-name="P10"><text:a xlink:type="simple" xlink:href="#__RefHeading___Toc3212_1465224214" text:style-name="Index_20_Link" text:visited-style-name="Index_20_Link">Write a program to calculate compound interest when principal, rate and number of periods are given<text:tab/>3</text:a></text:p>
          <text:p text:style-name="P10"><text:a xlink:type="simple" xlink:href="#__RefHeading___Toc3214_1465224214" text:style-name="Index_20_Link" text:visited-style-name="Index_20_Link">Write a program to demonstrate the working of following functions in Python. i) id( ) ii) type( )<text:tab/>4</text:a></text:p>
          <text:p text:style-name="P10"><text:a xlink:type="simple" xlink:href="#__RefHeading___Toc3216_1465224214" text:style-name="Index_20_Link" text:visited-style-name="Index_20_Link">Write a program to enter length and breadth and calculate area of rectangle<text:tab/>4</text:a></text:p>
          <text:p text:style-name="P10"><text:a xlink:type="simple" xlink:href="#__RefHeading___Toc3218_1465224214" text:style-name="Index_20_Link" text:visited-style-name="Index_20_Link">Write a program to enter radius of circle and calculate area of circle<text:tab/>4</text:a></text:p>
          <text:p text:style-name="P10"><text:a xlink:type="simple" xlink:href="#__RefHeading___Toc3220_1465224214" text:style-name="Index_20_Link" text:visited-style-name="Index_20_Link">Write a program to get user input with a message<text:tab/>4</text:a></text:p>
          <text:p text:style-name="P10"><text:a xlink:type="simple" xlink:href="#__RefHeading___Toc3222_1465224214" text:style-name="Index_20_Link" text:visited-style-name="Index_20_Link">Write a program to get integer input in python<text:tab/>4</text:a></text:p>
          <text:p text:style-name="P10"><text:a xlink:type="simple" xlink:href="#__RefHeading___Toc3224_1465224214" text:style-name="Index_20_Link" text:visited-style-name="Index_20_Link">Write a program to get multiple integer input in python<text:tab/>5</text:a></text:p>
          <text:p text:style-name="P10"><text:a xlink:type="simple" xlink:href="#__RefHeading___Toc3226_1465224214" text:style-name="Index_20_Link" text:visited-style-name="Index_20_Link">Write a program to enter name, marks of 5 subjects and calculate total and percentage of students<text:tab/>5</text:a></text:p>
          <text:p text:style-name="P10"><text:a xlink:type="simple" xlink:href="#__RefHeading___Toc3228_1465224214" text:style-name="Index_20_Link" text:visited-style-name="Index_20_Link">Write a program to enter distance in feet and convert it into inches<text:tab/>5</text:a></text:p>
          <text:p text:style-name="P10"><text:a xlink:type="simple" xlink:href="#__RefHeading___Toc3230_1465224214" text:style-name="Index_20_Link" text:visited-style-name="Index_20_Link">Write a program to enter value of temperature in Fahrenheit and convert it into Celsius<text:tab/>5</text:a></text:p>
          <text:p text:style-name="P10"><text:a xlink:type="simple" xlink:href="#__RefHeading___Toc3232_1465224214" text:style-name="Index_20_Link" text:visited-style-name="Index_20_Link">Write a program to enter radius and height of cylinder and calculate the volume<text:tab/>6</text:a></text:p>
          <text:p text:style-name="P10"><text:a xlink:type="simple" xlink:href="#__RefHeading___Toc3234_1465224214" text:style-name="Index_20_Link" text:visited-style-name="Index_20_Link">Write a program to read name, address, email and phone number of a person through keyboard and print the details<text:tab/>6</text:a></text:p>
          <text:p text:style-name="P10"><text:a xlink:type="simple" xlink:href="#__RefHeading___Toc3236_1465224214" text:style-name="Index_20_Link" text:visited-style-name="Index_20_Link">Write a program to demonstrate various base conversion functions<text:tab/>6</text:a></text:p>
          <text:p text:style-name="P10"><text:a xlink:type="simple" xlink:href="#__RefHeading___Toc3238_1465224214" text:style-name="Index_20_Link" text:visited-style-name="Index_20_Link">Write a program to demonstrate various type conversion functions<text:tab/>6</text:a></text:p>
          <text:p text:style-name="P10"><text:a xlink:type="simple" xlink:href="#__RefHeading___Toc3240_1465224214" text:style-name="Index_20_Link" text:visited-style-name="Index_20_Link">Demonstrate the following Conditional statements in Python with suitable examples.<text:tab/>7</text:a></text:p>
          <text:p text:style-name="P10"><text:a xlink:type="simple" xlink:href="#__RefHeading___Toc3242_1465224214" text:style-name="Index_20_Link" text:visited-style-name="Index_20_Link">i) if statement ii) if else statement iii) if – elif – else statement.<text:tab/>7</text:a></text:p>
          <text:p text:style-name="P10"><text:a xlink:type="simple" xlink:href="#__RefHeading___Toc3244_1465224214" text:style-name="Index_20_Link" text:visited-style-name="Index_20_Link">Write a program to enter 2 numbers and print the largest number<text:tab/>7</text:a></text:p>
          <text:p text:style-name="P10"><text:a xlink:type="simple" xlink:href="#__RefHeading___Toc3246_1465224214" text:style-name="Index_20_Link" text:visited-style-name="Index_20_Link">Write a program to enter 3 number and print the largest number<text:tab/>7</text:a></text:p>
          <text:p text:style-name="P10"><text:a xlink:type="simple" xlink:href="#__RefHeading___Toc3248_1465224214" text:style-name="Index_20_Link" text:visited-style-name="Index_20_Link">Input age of a person and print whether the person is eligible for voting or not<text:tab/>8</text:a></text:p>
          <text:p text:style-name="P10"><text:a xlink:type="simple" xlink:href="#__RefHeading___Toc3250_1465224214" text:style-name="Index_20_Link" text:visited-style-name="Index_20_Link">Write a program to enter any age and check it is teenage or not<text:tab/>8</text:a></text:p>
          <text:p text:style-name="P10"><text:a xlink:type="simple" xlink:href="#__RefHeading___Toc3252_1465224214" text:style-name="Index_20_Link" text:visited-style-name="Index_20_Link">Write a program to enter monthly sale of salesman and give him commission i.e. if the monthly sale is more than 500000 then commission will be 10% of monthly sale otherwise 5%<text:tab/>8</text:a></text:p>
          <text:p text:style-name="P10"><text:a xlink:type="simple" xlink:href="#__RefHeading___Toc3254_1465224214" text:style-name="Index_20_Link" text:visited-style-name="Index_20_Link">Write a program to input any year and check it is a leap year or not<text:tab/>9</text:a></text:p>
          <text:p text:style-name="P10"><text:a xlink:type="simple" xlink:href="#__RefHeading___Toc3256_1465224214" text:style-name="Index_20_Link" text:visited-style-name="Index_20_Link">Write a program to input any number and print absolute value of that number<text:tab/>9</text:a></text:p>
          <text:p text:style-name="P10"><text:a xlink:type="simple" xlink:href="#__RefHeading___Toc3258_1465224214" text:style-name="Index_20_Link" text:visited-style-name="Index_20_Link">Write a program to input any number and check it is positive or negative number<text:tab/>9</text:a></text:p>
          <text:p text:style-name="P10"><text:a xlink:type="simple" xlink:href="#__RefHeading___Toc3260_1465224214" text:style-name="Index_20_Link" text:visited-style-name="Index_20_Link">Input temperature of water and print its physical state<text:tab/>9</text:a></text:p>
          <text:p text:style-name="P10"><text:a xlink:type="simple" xlink:href="#__RefHeading___Toc3262_1465224214" text:style-name="Index_20_Link" text:visited-style-name="Index_20_Link">Input 3 sides of a triangle and print the type of triangle- equilateral, scalene, isosceles<text:tab/>10</text:a></text:p>
          <text:p text:style-name="P10"><text:a xlink:type="simple" xlink:href="#__RefHeading___Toc3264_1465224214" text:style-name="Index_20_Link" text:visited-style-name="Index_20_Link">Write a program to calculate and print roots of a quadratic equation ax^2+bx+c=0 (a!=0)<text:tab/>10</text:a></text:p>
          <text:p text:style-name="P10"><text:a xlink:type="simple" xlink:href="#__RefHeading___Toc3266_1465224214" text:style-name="Index_20_Link" text:visited-style-name="Index_20_Link">Write a program to input day number and print corresponding day name for e.g if input is 1 output should be Sunday and so on<text:tab/>10</text:a></text:p>
          <text:p text:style-name="P10"><text:a xlink:type="simple" xlink:href="#__RefHeading___Toc3268_1465224214" text:style-name="Index_20_Link" text:visited-style-name="Index_20_Link">Write a program to enter any number and find its factorial <text:tab/>11</text:a></text:p>
          <text:p text:style-name="P10"><text:a xlink:type="simple" xlink:href="#__RefHeading___Toc3270_1465224214" text:style-name="Index_20_Link" text:visited-style-name="Index_20_Link">Write a program to print the following Fibonacci series 0,1,1,2,3,5,8....n terms<text:tab/>11</text:a></text:p>
          <text:p text:style-name="P10"><text:a xlink:type="simple" xlink:href="#__RefHeading___Toc3272_1465224214" text:style-name="Index_20_Link" text:visited-style-name="Index_20_Link">Write a program to enter 10 numbers and find the sum and average  <text:tab/>11</text:a></text:p>
          <text:p text:style-name="P10"><text:a xlink:type="simple" xlink:href="#__RefHeading___Toc3274_1465224214" text:style-name="Index_20_Link" text:visited-style-name="Index_20_Link">Write a program to enter lower limit and upper limit and find the sum of all odd and even numbers between the range separately  <text:tab/>12</text:a></text:p>
          <text:p text:style-name="P10"><text:a xlink:type="simple" xlink:href="#__RefHeading___Toc3276_1465224214" text:style-name="Index_20_Link" text:visited-style-name="Index_20_Link">Write a program to enter any number and find its reverse<text:tab/>12</text:a></text:p>
          <text:p text:style-name="P10"><text:a xlink:type="simple" xlink:href="#__RefHeading___Toc3278_1465224214" text:style-name="Index_20_Link" text:visited-style-name="Index_20_Link">Write a program to enter any number and a digit and count how many times digit is in the number<text:tab/>12</text:a></text:p>
          <text:p text:style-name="P10"><text:a xlink:type="simple" xlink:href="#__RefHeading___Toc3280_1465224214" text:style-name="Index_20_Link" text:visited-style-name="Index_20_Link">Write a program to enter any number and check it is Armstrong or not<text:tab/>13</text:a></text:p>
          <text:p text:style-name="P10"><text:a xlink:type="simple" xlink:href="#__RefHeading___Toc3282_1465224214" text:style-name="Index_20_Link" text:visited-style-name="Index_20_Link">Write a program to enter any number and check it is palindrome or not<text:tab/>13</text:a></text:p>
          <text:p text:style-name="P10"><text:a xlink:type="simple" xlink:href="#__RefHeading___Toc3284_1465224214" text:style-name="Index_20_Link" text:visited-style-name="Index_20_Link">Write a program to enter numbers as long as user wishes to enter and find the sum highest and lowest number entered by user<text:tab/>13</text:a></text:p>
          <text:p text:style-name="P10"><text:a xlink:type="simple" xlink:href="#__RefHeading___Toc3286_1465224214" text:style-name="Index_20_Link" text:visited-style-name="Index_20_Link">Write a program to input any string and count how many vowels are in it<text:tab/>14</text:a></text:p>
          <text:p text:style-name="P10"><text:a xlink:type="simple" xlink:href="#__RefHeading___Toc3288_1465224214" text:style-name="Index_20_Link" text:visited-style-name="Index_20_Link">Write a program to read string and print in reverse order<text:tab/>14</text:a></text:p>
          <text:p text:style-name="P10"><text:a xlink:type="simple" xlink:href="#__RefHeading___Toc3290_1465224214" text:style-name="Index_20_Link" text:visited-style-name="Index_20_Link"><text:soft-page-break/>Write a program which replaces all vowels in the string with ‘*’<text:tab/>14</text:a></text:p>
          <text:p text:style-name="P10"><text:a xlink:type="simple" xlink:href="#__RefHeading___Toc3292_1465224214" text:style-name="Index_20_Link" text:visited-style-name="Index_20_Link">Write a program to check if a string is a palindrome or not<text:tab/>15</text:a></text:p>
          <text:p text:style-name="P10"><text:a xlink:type="simple" xlink:href="#__RefHeading___Toc3294_1465224214" text:style-name="Index_20_Link" text:visited-style-name="Index_20_Link">Write a program to enter string and count how many uppercase, lowercase, digits, words present in it<text:tab/>15</text:a></text:p>
          <text:p text:style-name="P10"><text:a xlink:type="simple" xlink:href="#__RefHeading___Toc3296_1465224214" text:style-name="Index_20_Link" text:visited-style-name="Index_20_Link">Write a program to enter string and find the number of occurrences of any word<text:tab/>16</text:a></text:p>
          <text:p text:style-name="P10"><text:a xlink:type="simple" xlink:href="#__RefHeading___Toc3298_1465224214" text:style-name="Index_20_Link" text:visited-style-name="Index_20_Link">Demonstrate the following control transfer statements in python with suitable examples. i)break ii) continue<text:tab/>16</text:a></text:p>
        </text:index-body>
      </text:table-of-content>
      <text:p text:style-name="P9"/>
      <text:section text:style-name="Sect2" text:name="Start a Python interpreter and use it as a Calculator.">
        <text:h text:style-name="Heading_20_1" text:outline-level="1"><text:bookmark-start text:name="__RefHeading___Toc3206_1465224214"/>Start a Python interpreter and use it as a Calculator.<text:bookmark-end text:name="__RefHeading___Toc3206_1465224214"/></text:h>
      </text:section>
      <text:p text:style-name="P11">Python 3.12.7 (main, Oct <text:s/>1 2024, 11:15:50) [GCC 14.2.1 20240910] on linux</text:p>
      <text:p text:style-name="P11">Type "help", "copyright", "credits" or "license" for more information.</text:p>
      <text:p text:style-name="P11">&gt;&gt;&gt; 1+1</text:p>
      <text:p text:style-name="P11">2</text:p>
      <text:p text:style-name="P11">&gt;&gt;&gt; 2-1</text:p>
      <text:p text:style-name="P11">1</text:p>
      <text:p text:style-name="P11">&gt;&gt;&gt; 1*9</text:p>
      <text:p text:style-name="P11">9</text:p>
      <text:p text:style-name="P11">&gt;&gt;&gt; 1/9</text:p>
      <text:p text:style-name="P11">0.1111111111111111</text:p>
      <text:p text:style-name="P11">&gt;&gt;&gt; 1//9</text:p>
      <text:p text:style-name="P11">0</text:p>
      <text:p text:style-name="P11">&gt;&gt;&gt; </text:p>
      <text:p text:style-name="P11"/>
      <text:p text:style-name="P11"/>
      <text:section text:style-name="Sect2" text:name="Write Python programs to demonstrate the following:">
        <text:h text:style-name="Heading_20_1" text:outline-level="1"><text:bookmark-start text:name="__RefHeading___Toc3208_1465224214"/>Write Python programs to demonstrate the following:<text:bookmark-end text:name="__RefHeading___Toc3208_1465224214"/></text:h>
        <text:h text:style-name="Heading_20_1" text:outline-level="1"><text:bookmark-start text:name="__RefHeading___Toc3210_1465224214"/><text:s/>i) input( ) ii) print( ) iii) ‘sep’ attribute iv) ‘end’ attribute<text:bookmark-end text:name="__RefHeading___Toc3210_1465224214"/></text:h>
      </text:section>
      <text:p text:style-name="P12">item1 = input()</text:p>
      <text:p text:style-name="P12">item2 = input()</text:p>
      <text:p text:style-name="P12"/>
      <text:p text:style-name="P12">sep = input(“Enter seperator”)</text:p>
      <text:p text:style-name="P12">end = input(“Enter the end character”)</text:p>
      <text:p text:style-name="P12"/>
      <text:p text:style-name="P12">print(item1, item2, sep = sep, end = end)</text:p>
      <text:p text:style-name="P12"/>
      <text:section text:style-name="Sect2" text:name="Write a program to calculate compound interest when principal, rate and number of periods are given">
        <text:h text:style-name="Heading_20_1" text:outline-level="1"><text:bookmark-start text:name="__RefHeading___Toc3212_1465224214"/>Write a program to calculate compound interest when principal, rate and number of periods are given<text:bookmark-end text:name="__RefHeading___Toc3212_1465224214"/></text:h>
      </text:section>
      <text:p text:style-name="P12">p = input()</text:p>
      <text:p text:style-name="P12">r = input()</text:p>
      <text:p text:style-name="P12">t = input() </text:p>
      <text:p text:style-name="P12"/>
      <text:p text:style-name="P12">a = p * (1 + r / 100) <text:span text:style-name="T1">** t</text:span></text:p>
      <text:p text:style-name="P13"><text:soft-page-break/>si = a – p </text:p>
      <text:p text:style-name="P13"/>
      <text:p text:style-name="P13">print(si) </text:p>
      <text:p text:style-name="P13"/>
      <text:section text:style-name="Sect2" text:name="Write a program to demonstrate the working of following functions in Python. i) id( ) ii) type( )">
        <text:h text:style-name="Heading_20_1" text:outline-level="1"><text:bookmark-start text:name="__RefHeading___Toc3214_1465224214"/>Write a program to demonstrate the working of following functions in Python. i) id( ) ii) type( )<text:bookmark-end text:name="__RefHeading___Toc3214_1465224214"/></text:h>
      </text:section>
      <text:p text:style-name="P13"/>
      <text:p text:style-name="P13">a = input()</text:p>
      <text:p text:style-name="P13"/>
      <text:p text:style-name="P13">print(id(a)) </text:p>
      <text:p text:style-name="P13">print(type(a))</text:p>
      <text:p text:style-name="P13"/>
      <text:section text:style-name="Sect2" text:name="Write a program to enter length and breadth and calculate area of rectangle">
        <text:h text:style-name="Heading_20_1" text:outline-level="1"><text:bookmark-start text:name="__RefHeading___Toc3216_1465224214"/>Write a program to enter length and breadth and calculate area of rectangle<text:bookmark-end text:name="__RefHeading___Toc3216_1465224214"/></text:h>
      </text:section>
      <text:p text:style-name="P13">l = eval(input())</text:p>
      <text:p text:style-name="P13">b = eval(input())</text:p>
      <text:p text:style-name="P13"/>
      <text:p text:style-name="P13">print(“area = ”, l * b)</text:p>
      <text:p text:style-name="P13"/>
      <text:section text:style-name="Sect2" text:name="Write a program to enter radius of circle and calculate area of circle">
        <text:h text:style-name="Heading_20_1" text:outline-level="1"><text:bookmark-start text:name="__RefHeading___Toc3218_1465224214"/>Write a program to enter radius of circle and calculate area of circle<text:bookmark-end text:name="__RefHeading___Toc3218_1465224214"/></text:h>
      </text:section>
      <text:p text:style-name="P13">r = eval(input())</text:p>
      <text:p text:style-name="P13"/>
      <text:p text:style-name="P13">print(“area = ”, 3.1416 * r ** 2)</text:p>
      <text:p text:style-name="P13"/>
      <text:section text:style-name="Sect2" text:name="Write a program to get user input with a message">
        <text:h text:style-name="Heading_20_1" text:outline-level="1"><text:bookmark-start text:name="__RefHeading___Toc3220_1465224214"/>Write a program to get user input with a message<text:bookmark-end text:name="__RefHeading___Toc3220_1465224214"/></text:h>
      </text:section>
      <text:p text:style-name="P13">Name = input()</text:p>
      <text:p text:style-name="P13"/>
      <text:p text:style-name="P13">print(f“Hello, {Name}”)</text:p>
      <text:p text:style-name="P13"/>
      <text:section text:style-name="Sect2" text:name="Write a program to get integer input in python">
        <text:h text:style-name="Heading_20_1" text:outline-level="1"><text:bookmark-start text:name="__RefHeading___Toc3222_1465224214"/>Write a program to get integer input in python<text:bookmark-end text:name="__RefHeading___Toc3222_1465224214"/></text:h>
      </text:section>
      <text:p text:style-name="P13">num = int(input())</text:p>
      <text:p text:style-name="P13"/>
      <text:p text:style-name="P13">print(“The number is ”, num)</text:p>
      <text:p text:style-name="P13"/>
      <text:section text:style-name="Sect2" text:name="Write a program to get multiple integer input in python">
        <text:h text:style-name="Heading_20_1" text:outline-level="1"><text:bookmark-start text:name="__RefHeading___Toc3224_1465224214"/><text:soft-page-break/>Write a program to get multiple integer input in python<text:bookmark-end text:name="__RefHeading___Toc3224_1465224214"/></text:h>
      </text:section>
      <text:p text:style-name="P13">num1 = int(input())</text:p>
      <text:p text:style-name="P13">num2 = int(input())</text:p>
      <text:p text:style-name="P13">num3 = int(input())</text:p>
      <text:p text:style-name="P13">num4 = int(input())</text:p>
      <text:p text:style-name="P13">num5 = int(input())</text:p>
      <text:p text:style-name="P13"/>
      <text:p text:style-name="P13">print(num1, num2, num3, num4, num5)</text:p>
      <text:p text:style-name="P13"/>
      <text:section text:style-name="Sect2" text:name="Write a program to enter name, marks of 5 subjects and calculate total and percentage of students">
        <text:h text:style-name="Heading_20_1" text:outline-level="1"><text:bookmark-start text:name="__RefHeading___Toc3226_1465224214"/>Write a program to enter name, marks of 5 subjects and calculate total and percentage of students<text:bookmark-end text:name="__RefHeading___Toc3226_1465224214"/></text:h>
      </text:section>
      <text:p text:style-name="P13">sub1 = int(input())</text:p>
      <text:p text:style-name="P13">sub2 = int(input())</text:p>
      <text:p text:style-name="P13">sub3 = int(input())</text:p>
      <text:p text:style-name="P13">sub4 = int(input())</text:p>
      <text:p text:style-name="P13">sub5 = int(input())</text:p>
      <text:p text:style-name="P13"/>
      <text:p text:style-name="P13">total = sub1 + sub2 + sub3 + sub4 + sub5</text:p>
      <text:p text:style-name="P13">percentage = total / 1.25 </text:p>
      <text:p text:style-name="P13"/>
      <text:p text:style-name="P13">print(f“Total is {total} and percentage is {percentage}”)</text:p>
      <text:p text:style-name="P13"/>
      <text:section text:style-name="Sect2" text:name="Write a program to enter distance in feet and convert it into inches">
        <text:h text:style-name="Heading_20_1" text:outline-level="1"><text:bookmark-start text:name="__RefHeading___Toc3228_1465224214"/>Write a program to enter distance in feet and convert it into inches<text:bookmark-end text:name="__RefHeading___Toc3228_1465224214"/></text:h>
      </text:section>
      <text:p text:style-name="P14">feet = eval(input())</text:p>
      <text:p text:style-name="P14">inches = feet / 12</text:p>
      <text:p text:style-name="P14"/>
      <text:p text:style-name="P14">print(“equiv in inches is :”, inches)</text:p>
      <text:p text:style-name="P14"/>
      <text:section text:style-name="Sect2" text:name="Write a program to enter value of temperature in Fahrenheit and convert it into Celsius">
        <text:h text:style-name="Heading_20_1" text:outline-level="1"><text:bookmark-start text:name="__RefHeading___Toc3230_1465224214"/>Write a program to enter value of temperature in Fahrenheit and convert it into Celsius<text:bookmark-end text:name="__RefHeading___Toc3230_1465224214"/></text:h>
      </text:section>
      <text:p text:style-name="P14"/>
      <text:p text:style-name="P14">fahrenheit = float(input("Enter the temperature in Fahrenheit: "))</text:p>
      <text:p text:style-name="P14">celsius = (fahrenheit - 32) * 5/9</text:p>
      <text:p text:style-name="P14">print(f"{fahrenheit} degrees Fahrenheit is equal to {celsius:.2f} degrees 1 <text:s/>Celsius.")</text:p>
      <text:p text:style-name="P14"/>
      <text:section text:style-name="Sect2" text:name="Write a program to enter radius and height of cylinder and calculate the volume">
        <text:h text:style-name="Heading_20_1" text:outline-level="1"><text:bookmark-start text:name="__RefHeading___Toc3232_1465224214"/><text:soft-page-break/>Write a program to enter radius and height of cylinder and calculate the volume<text:bookmark-end text:name="__RefHeading___Toc3232_1465224214"/></text:h>
      </text:section>
      <text:p text:style-name="P15"/>
      <text:p text:style-name="P16">import math</text:p>
      <text:p text:style-name="P16"/>
      <text:p text:style-name="P16">radius = float(input())</text:p>
      <text:p text:style-name="P16">height = float(input())</text:p>
      <text:p text:style-name="P16"/>
      <text:p text:style-name="P16">volume = math.pi * radius**2 * height</text:p>
      <text:p text:style-name="P16"/>
      <text:p text:style-name="P16">print(f"The volume of the cylinder is: {volume}")</text:p>
      <text:p text:style-name="P16"/>
      <text:section text:style-name="Sect2" text:name="Section1">
        <text:h text:style-name="Heading_20_1" text:outline-level="1"><text:bookmark-start text:name="__RefHeading___Toc3234_1465224214"/>Write a program to read name, address, email and phone number of a person through keyboard and print the details<text:bookmark-end text:name="__RefHeading___Toc3234_1465224214"/></text:h>
      </text:section>
      <text:p text:style-name="P16"/>
      <text:p text:style-name="P16">name = input("Enter your name: ")</text:p>
      <text:p text:style-name="P16">address = input("Enter your address: ")</text:p>
      <text:p text:style-name="P16">email = input("Enter your email address: ")</text:p>
      <text:p text:style-name="P16">phone_number = input("Enter your phone number: ")</text:p>
      <text:p text:style-name="P16"/>
      <text:p text:style-name="P16">print("\nYour details are:")</text:p>
      <text:p text:style-name="P16">print("Name:", name)</text:p>
      <text:p text:style-name="P16">print("Address:", address)</text:p>
      <text:p text:style-name="P16">print("Email:", email)</text:p>
      <text:p text:style-name="P16">print("Phone Number:", phone_number)</text:p>
      <text:p text:style-name="P16"/>
      <text:section text:style-name="Sect2" text:name="Write a program to demonstrate various base conversion functions">
        <text:h text:style-name="Heading_20_1" text:outline-level="1"><text:bookmark-start text:name="__RefHeading___Toc3236_1465224214"/>Write a program to demonstrate various base conversion functions<text:bookmark-end text:name="__RefHeading___Toc3236_1465224214"/></text:h>
      </text:section>
      <text:p text:style-name="P16"/>
      <text:p text:style-name="P16">num = int(input("Enter a number: "))</text:p>
      <text:p text:style-name="P16">print("Binary:", bin(num))</text:p>
      <text:p text:style-name="P16">print("Octal:", oct(num))</text:p>
      <text:p text:style-name="P16">print("Hexadecimal:", hex(num))</text:p>
      <text:p text:style-name="P16">print("Decimal from binary:", int(bin(num), 2))</text:p>
      <text:p text:style-name="P16">print("Decimal from octal:", int(oct(num), 8))</text:p>
      <text:p text:style-name="P16">print("Decimal from hexadecimal:", int(hex(num), 16))</text:p>
      <text:p text:style-name="P16"/>
      <text:section text:style-name="Sect2" text:name="Write a program to demonstrate various type conversion functions">
        <text:h text:style-name="Heading_20_1" text:outline-level="1"><text:bookmark-start text:name="__RefHeading___Toc3238_1465224214"/>Write a program to demonstrate various type conversion functions<text:bookmark-end text:name="__RefHeading___Toc3238_1465224214"/></text:h>
      </text:section>
      <text:p text:style-name="P16"/>
      <text:p text:style-name="P16">x=10;y=float(x);print(y)</text:p>
      <text:p text:style-name="P16"><text:soft-page-break/>x=10.5;y=int(x);print(y)</text:p>
      <text:p text:style-name="P16">x="10";y=int(x);print(y)</text:p>
      <text:p text:style-name="P16">x=10;y=str(x);print(y)</text:p>
      <text:p text:style-name="P16">x="10.5";y=float(x);print(y)</text:p>
      <text:p text:style-name="P16">x=10.5;y=str(x);print(y)</text:p>
      <text:p text:style-name="P16"/>
      <text:section text:style-name="Sect2" text:name="Demonstrate the following Conditional statements in Python with suitable examples.">
        <text:h text:style-name="Heading_20_1" text:outline-level="1"><text:bookmark-start text:name="__RefHeading___Toc3240_1465224214"/>Demonstrate the following Conditional statements in Python with suitable examples.<text:bookmark-end text:name="__RefHeading___Toc3240_1465224214"/></text:h>
        <text:h text:style-name="Heading_20_1" text:outline-level="1"><text:bookmark-start text:name="__RefHeading___Toc3242_1465224214"/>i) if statement ii) if else statement iii) if – elif – else statement.<text:bookmark-end text:name="__RefHeading___Toc3242_1465224214"/></text:h>
      </text:section>
      <text:p text:style-name="P16"/>
      <text:p text:style-name="P16">x = 10</text:p>
      <text:p text:style-name="P16">if x &gt; 5:</text:p>
      <text:p text:style-name="P16"><text:s text:c="4"/>print("x is greater than 5")</text:p>
      <text:p text:style-name="P16"/>
      <text:p text:style-name="P16">x = 5</text:p>
      <text:p text:style-name="P16">if x &gt; 5:</text:p>
      <text:p text:style-name="P16"><text:s text:c="4"/>print("x is greater than 5")</text:p>
      <text:p text:style-name="P16">else:</text:p>
      <text:p text:style-name="P16"><text:s text:c="4"/>print("x is less than or equal to 5")</text:p>
      <text:p text:style-name="P16"/>
      <text:p text:style-name="P16">x = 5</text:p>
      <text:p text:style-name="P16">if x &gt; 5:</text:p>
      <text:p text:style-name="P16"><text:s text:c="4"/>print("x is greater than 5")</text:p>
      <text:p text:style-name="P16">else:</text:p>
      <text:p text:style-name="P16"><text:s text:c="4"/>print("x is less than or equal to 5")</text:p>
      <text:p text:style-name="P16"/>
      <text:section text:style-name="Sect2" text:name="Write a program to enter 2 numbers and print the largest number">
        <text:h text:style-name="Heading_20_1" text:outline-level="1"><text:bookmark-start text:name="__RefHeading___Toc3244_1465224214"/>Write a program to enter 2 numbers and print the largest number<text:bookmark-end text:name="__RefHeading___Toc3244_1465224214"/></text:h>
      </text:section>
      <text:p text:style-name="P16"/>
      <text:p text:style-name="P16">num1 = int(input("Enter first number: "))</text:p>
      <text:p text:style-name="P16">num2 = int(input("Enter second number: "))</text:p>
      <text:p text:style-name="P16"/>
      <text:p text:style-name="P16">if num1 &gt; num2:</text:p>
      <text:p text:style-name="P16"><text:s text:c="2"/>print(num1, "is larger")</text:p>
      <text:p text:style-name="P16">else:</text:p>
      <text:p text:style-name="P16"><text:s text:c="2"/>print(num2, "is larger")</text:p>
      <text:p text:style-name="P16"/>
      <text:section text:style-name="Sect2" text:name="Write a program to enter 3 number and print the largest number">
        <text:h text:style-name="Heading_20_1" text:outline-level="1"><text:bookmark-start text:name="__RefHeading___Toc3246_1465224214"/>Write a program to enter 3 number and print the largest number<text:bookmark-end text:name="__RefHeading___Toc3246_1465224214"/></text:h>
      </text:section>
      <text:p text:style-name="P16"/>
      <text:p text:style-name="P16">num1 = int(input("Enter first number: "))</text:p>
      <text:p text:style-name="P16"><text:soft-page-break/>num2 = int(input("Enter second number: "))</text:p>
      <text:p text:style-name="P16">num3 = int(input("Enter third number: "))</text:p>
      <text:p text:style-name="P16"/>
      <text:p text:style-name="P16">if num1 &gt;= num2 and num1 &gt;= num3:</text:p>
      <text:p text:style-name="P16"><text:s text:c="2"/>print(num1, "is the largest number")</text:p>
      <text:p text:style-name="P16">elif num2 &gt;= num1 and num2 &gt;= num3:</text:p>
      <text:p text:style-name="P16"><text:s text:c="2"/>print(num2, "is the largest number")</text:p>
      <text:p text:style-name="P16">else:</text:p>
      <text:p text:style-name="P16"><text:s text:c="2"/>print(num3, "is the largest number")</text:p>
      <text:p text:style-name="P16"/>
      <text:section text:style-name="Sect2" text:name="Input age of a person and print whether the person is eligible for voting or not">
        <text:h text:style-name="Heading_20_1" text:outline-level="1"><text:bookmark-start text:name="__RefHeading___Toc3248_1465224214"/>Input age of a person and print whether the person is eligible for voting or not<text:bookmark-end text:name="__RefHeading___Toc3248_1465224214"/></text:h>
      </text:section>
      <text:p text:style-name="P16"/>
      <text:p text:style-name="P16">age = int(input("Enter your age: "))</text:p>
      <text:p text:style-name="P16"/>
      <text:p text:style-name="P16">if age &gt;= 18:</text:p>
      <text:p text:style-name="P16"><text:s text:c="2"/>print("You are eligible to vote.")</text:p>
      <text:p text:style-name="P16">else:</text:p>
      <text:p text:style-name="P16"><text:s text:c="2"/>print("You are not eligible to vote.")</text:p>
      <text:p text:style-name="P16"/>
      <text:section text:style-name="Sect2" text:name="Write a program to enter any age and check it is teenage or not">
        <text:h text:style-name="Heading_20_1" text:outline-level="1"><text:bookmark-start text:name="__RefHeading___Toc3250_1465224214"/>Write a program to enter any age and check it is teenage or not<text:bookmark-end text:name="__RefHeading___Toc3250_1465224214"/></text:h>
      </text:section>
      <text:p text:style-name="P16"/>
      <text:p text:style-name="P16">age = int(input("Enter your age: "))</text:p>
      <text:p text:style-name="P16"/>
      <text:p text:style-name="P16">if age &gt;= 13 and age &lt;= 19:</text:p>
      <text:p text:style-name="P16"><text:s text:c="2"/>print("You are a teenager.")</text:p>
      <text:p text:style-name="P16">else:</text:p>
      <text:p text:style-name="P16"><text:s text:c="2"/>print("You are not a teenager.")</text:p>
      <text:p text:style-name="P16"/>
      <text:section text:style-name="Sect2" text:name="Write a program to enter monthly sale of salesman and give him commission i.e. if the monthly sale is more than 500000 then commission will be 10% of monthly sale otherwise 5%">
        <text:h text:style-name="Heading_20_1" text:outline-level="1"><text:bookmark-start text:name="__RefHeading___Toc3252_1465224214"/>Write a program to enter monthly sale of salesman and give him commission i.e. if the monthly sale is more than 500000 then commission will be 10% of monthly sale otherwise 5%<text:bookmark-end text:name="__RefHeading___Toc3252_1465224214"/></text:h>
      </text:section>
      <text:p text:style-name="P16"/>
      <text:p text:style-name="P16">sale = int(input("Enter monthly sale: "))</text:p>
      <text:p text:style-name="P16"/>
      <text:p text:style-name="P16">if sale &gt; 500000:</text:p>
      <text:p text:style-name="P16"><text:s text:c="2"/>commission = sale * 0.1</text:p>
      <text:p text:style-name="P16">else:</text:p>
      <text:p text:style-name="P16"><text:s text:c="2"/>commission = sale * 0.05</text:p>
      <text:p text:style-name="P16"/>
      <text:p text:style-name="P16">print("Commission is:", commission)</text:p>
      <text:p text:style-name="P16"><text:soft-page-break/></text:p>
      <text:section text:style-name="Sect2" text:name="Write a program to input any year and check it is a leap year or not">
        <text:h text:style-name="Heading_20_1" text:outline-level="1"><text:bookmark-start text:name="__RefHeading___Toc3254_1465224214"/>Write a program to input any year and check it is a leap year or not<text:bookmark-end text:name="__RefHeading___Toc3254_1465224214"/></text:h>
      </text:section>
      <text:p text:style-name="P16"/>
      <text:p text:style-name="P16">year = int(input("Enter a year: "))</text:p>
      <text:p text:style-name="P16"/>
      <text:p text:style-name="P16">if (year % 4 == 0) and (year % 100 != 0) or (year % 400 == 0):</text:p>
      <text:p text:style-name="P16"><text:s text:c="2"/>print(year, "is a leap year")</text:p>
      <text:p text:style-name="P16">else:</text:p>
      <text:p text:style-name="P16"><text:s text:c="2"/>print(year, "is not a leap year")</text:p>
      <text:p text:style-name="P16"/>
      <text:section text:style-name="Sect2" text:name="Write a program to input any number and print absolute value of that number">
        <text:h text:style-name="Heading_20_1" text:outline-level="1"><text:bookmark-start text:name="__RefHeading___Toc3256_1465224214"/>Write a program to input any number and print absolute value of that number<text:bookmark-end text:name="__RefHeading___Toc3256_1465224214"/></text:h>
      </text:section>
      <text:p text:style-name="P16"/>
      <text:p text:style-name="P16">num = int(input("Enter a number: "))</text:p>
      <text:p text:style-name="P16"/>
      <text:p text:style-name="P16">if num &lt; 0:</text:p>
      <text:p text:style-name="P16"><text:s text:c="2"/>num = -num</text:p>
      <text:p text:style-name="P16"/>
      <text:p text:style-name="P16">print("Absolute value:", num)</text:p>
      <text:p text:style-name="P16"/>
      <text:section text:style-name="Sect2" text:name="Write a program to input any number and check it is positive or negative number">
        <text:h text:style-name="Heading_20_1" text:outline-level="1"><text:bookmark-start text:name="__RefHeading___Toc3258_1465224214"/>Write a program to input any number and check it is positive or negative number<text:bookmark-end text:name="__RefHeading___Toc3258_1465224214"/></text:h>
      </text:section>
      <text:p text:style-name="P16"/>
      <text:p text:style-name="P16">num = int(input("Enter a number: "))</text:p>
      <text:p text:style-name="P16"/>
      <text:p text:style-name="P16">if num &gt; 0:</text:p>
      <text:p text:style-name="P16"><text:s text:c="2"/>print(num, "is a positive number")</text:p>
      <text:p text:style-name="P16">elif num &lt; 0:</text:p>
      <text:p text:style-name="P16"><text:s text:c="2"/>print(num, "is a negative number")</text:p>
      <text:p text:style-name="P16">else:</text:p>
      <text:p text:style-name="P16"><text:s text:c="2"/>print(num, "is 1 <text:s/>zero”<text:span text:style-name="T2">)</text:span></text:p>
      <text:p text:style-name="P16"/>
      <text:section text:style-name="Sect2" text:name="Input temperature of water and print its physical state">
        <text:h text:style-name="Heading_20_1" text:outline-level="1"><text:bookmark-start text:name="__RefHeading___Toc3260_1465224214"/>Input temperature of water and print its physical state<text:bookmark-end text:name="__RefHeading___Toc3260_1465224214"/></text:h>
      </text:section>
      <text:p text:style-name="P16"/>
      <text:p text:style-name="P16">temp = float(input("Enter the temperature of water in Celsius: "))</text:p>
      <text:p text:style-name="P16"/>
      <text:p text:style-name="P16">if temp &lt; 0:</text:p>
      <text:p text:style-name="P16"><text:s text:c="2"/>print("Water is in solid state (ice)")</text:p>
      <text:p text:style-name="P16">elif temp == 0:</text:p>
      <text:p text:style-name="P16"><text:s text:c="2"/>print("Water is in solid and liquid state (freezing point)")</text:p>
      <text:p text:style-name="P16">elif temp &gt; 0 and temp &lt; 100:</text:p>
      <text:p text:style-name="P16"><text:s text:c="2"/>print("Water is in liquid state")</text:p>
      <text:p text:style-name="P16"><text:soft-page-break/>elif temp == 100:</text:p>
      <text:p text:style-name="P16"><text:s text:c="2"/>print("Water is in liquid and gaseous state (boiling point)")</text:p>
      <text:p text:style-name="P16">else:</text:p>
      <text:p text:style-name="P16"><text:s text:c="2"/>print("Water is in gaseous state (steam)")</text:p>
      <text:p text:style-name="P16"/>
      <text:section text:style-name="Sect2" text:name="Input 3 sides of a triangle and print the type of triangle- equilateral, scalene, isosceles">
        <text:h text:style-name="Heading_20_1" text:outline-level="1"><text:bookmark-start text:name="__RefHeading___Toc3262_1465224214"/>Input 3 sides of a triangle and print the type of triangle- equilateral, scalene, isosceles<text:bookmark-end text:name="__RefHeading___Toc3262_1465224214"/></text:h>
      </text:section>
      <text:p text:style-name="P16"/>
      <text:p text:style-name="P16">side1 = float(input())</text:p>
      <text:p text:style-name="P16">side2 = float(input())</text:p>
      <text:p text:style-name="P16">side3 = float(input(<text:span text:style-name="T2">)</text:span>)</text:p>
      <text:p text:style-name="P16"/>
      <text:p text:style-name="P16">if side1 == side2 == side3:</text:p>
      <text:p text:style-name="P16"><text:s text:c="4"/>print("The triangle is equilateral.")</text:p>
      <text:p text:style-name="P16">elif side1 == side2 or side2 == side3 or side1 == side3:</text:p>
      <text:p text:style-name="P16"><text:s text:c="4"/>print("The triangle is isosceles.")</text:p>
      <text:p text:style-name="P16">else:</text:p>
      <text:p text:style-name="P16"><text:s text:c="4"/>print("The triangle is scalene.")</text:p>
      <text:p text:style-name="P16"/>
      <text:section text:style-name="Sect2" text:name="Write a program to calculate and print roots of a quadratic equation ax^2+bx+c=0 (a!=0)">
        <text:h text:style-name="Heading_20_1" text:outline-level="1"><text:bookmark-start text:name="__RefHeading___Toc3264_1465224214"/><text:span text:style-name="T3">Write a program to calculate and print roots of a quadratic equation ax^2+bx+c=0 (a!</text:span>=0)<text:bookmark-end text:name="__RefHeading___Toc3264_1465224214"/></text:h>
      </text:section>
      <text:p text:style-name="P16"/>
      <text:p text:style-name="P16">import math</text:p>
      <text:p text:style-name="P16"/>
      <text:p text:style-name="P16">a = float(input("Enter the coefficient a: "))</text:p>
      <text:p text:style-name="P16">b = float(input("Enter the coefficient b: "))</text:p>
      <text:p text:style-name="P16">c = float(input("Enter the coefficient c: "))</text:p>
      <text:p text:style-name="P16"/>
      <text:p text:style-name="P16">discriminant = b**2 - 4*a*c</text:p>
      <text:p text:style-name="P16"/>
      <text:p text:style-name="P16">root1 = (-b + math.sqrt(discriminant)) / (2*a)</text:p>
      <text:p text:style-name="P16">root2 = (-b - math.sqrt(discriminant)) / (2*a)</text:p>
      <text:p text:style-name="P16"/>
      <text:p text:style-name="P16">print("Root 1 =", root1)</text:p>
      <text:p text:style-name="P16">print("Root 2 =", root2)</text:p>
      <text:p text:style-name="P16"/>
      <text:section text:style-name="Sect2" text:name="Write a program to input day number and print corresponding day name for e.g if input is 1 output should be Sunday and so on">
        <text:h text:style-name="Heading_20_1" text:outline-level="1"><text:bookmark-start text:name="__RefHeading___Toc3266_1465224214"/>Write a program to input day number and print corresponding day name for e.g if input is 1 output should be Sunday and so on<text:bookmark-end text:name="__RefHeading___Toc3266_1465224214"/></text:h>
      </text:section>
      <text:p text:style-name="P16"/>
      <text:p text:style-name="P16">day_number = int(input())</text:p>
      <text:p text:style-name="P16"/>
      <text:p text:style-name="P16">if day_number == 1:</text:p>
      <text:p text:style-name="P16"><text:s text:c="4"/>print("Sunday")</text:p>
      <text:p text:style-name="P16"><text:soft-page-break/>elif day_number == 2:</text:p>
      <text:p text:style-name="P16"><text:s text:c="4"/>print("Monday")</text:p>
      <text:p text:style-name="P16">elif day_number == 3:</text:p>
      <text:p text:style-name="P16"><text:s text:c="4"/>print("Tuesday")</text:p>
      <text:p text:style-name="P16">elif day_number == 4:</text:p>
      <text:p text:style-name="P16"><text:s text:c="4"/>print("Wednesday")</text:p>
      <text:p text:style-name="P16">elif day_number == 5:</text:p>
      <text:p text:style-name="P16"><text:s text:c="4"/>print("Thursday")</text:p>
      <text:p text:style-name="P16">elif day_number == 6:</text:p>
      <text:p text:style-name="P16"><text:s text:c="4"/>print("Friday")</text:p>
      <text:p text:style-name="P16">elif day_number == 7:</text:p>
      <text:p text:style-name="P16"><text:s text:c="4"/>print("Saturday")</text:p>
      <text:p text:style-name="P16"/>
      <text:section text:style-name="Sect2" text:name="Write a program to enter any number and find its factorial ">
        <text:h text:style-name="Heading_20_1" text:outline-level="1"><text:bookmark-start text:name="__RefHeading___Toc3268_1465224214"/>Write a program to enter any number and find its factorial<text:span text:style-name="T4"> </text:span><text:bookmark-end text:name="__RefHeading___Toc3268_1465224214"/></text:h>
      </text:section>
      <text:p text:style-name="P16"/>
      <text:p text:style-name="P16">num = int(input())</text:p>
      <text:p text:style-name="P16"/>
      <text:p text:style-name="P16">factorial = 1</text:p>
      <text:p text:style-name="P16"/>
      <text:p text:style-name="P16">for i in range(1, num + 1):</text:p>
      <text:p text:style-name="P16"><text:s text:c="4"/>factorial *= i</text:p>
      <text:p text:style-name="P16">print("Factorial of", num, "is", factorial)</text:p>
      <text:p text:style-name="P16"/>
      <text:section text:style-name="Sect2" text:name="Write a program to print the following Fibonacci series 0,1,1,2,3,5,8....n terms">
        <text:h text:style-name="Heading_20_1" text:outline-level="1"><text:bookmark-start text:name="__RefHeading___Toc3270_1465224214"/>Write a program to print the following Fibonacci series 0,1,1,2,3,5,8....n terms<text:bookmark-end text:name="__RefHeading___Toc3270_1465224214"/></text:h>
      </text:section>
      <text:p text:style-name="P16"/>
      <text:p text:style-name="P16">n = int(input())</text:p>
      <text:p text:style-name="P16"/>
      <text:p text:style-name="P16"/>
      <text:p text:style-name="P16">fib1, fib2 = 0, 1</text:p>
      <text:p text:style-name="P16">print(fib1, fib2, end=" ")</text:p>
      <text:p text:style-name="P16">for i in range(2, n):</text:p>
      <text:p text:style-name="P16"><text:s text:c="4"/>fib3 = fib1 + fib2</text:p>
      <text:p text:style-name="P16"><text:s text:c="4"/>print(fib3, end=" ")</text:p>
      <text:p text:style-name="P16"><text:s text:c="4"/>fib1, fib2 = fib2, fib3</text:p>
      <text:p text:style-name="P16"/>
      <text:section text:style-name="Sect2" text:name="Write a program to enter 10 numbers and find the sum and average  ">
        <text:h text:style-name="Heading_20_1" text:outline-level="1"><text:bookmark-start text:name="__RefHeading___Toc3272_1465224214"/>Write a program to enter 10 numbers and find the sum and average  <text:bookmark-end text:name="__RefHeading___Toc3272_1465224214"/></text:h>
      </text:section>
      <text:p text:style-name="P16"/>
      <text:p text:style-name="P16">sum = 0</text:p>
      <text:p text:style-name="P16">for i in range(10):</text:p>
      <text:p text:style-name="P16"><text:s text:c="4"/>num = int(input("Enter number " + str(i+1) + ": "))</text:p>
      <text:p text:style-name="P16"><text:s text:c="4"/>sum += num</text:p>
      <text:p text:style-name="P16"/>
      <text:p text:style-name="P16">average = sum / 10</text:p>
      <text:p text:style-name="P16"><text:soft-page-break/></text:p>
      <text:p text:style-name="P16">print("Sum of the numbers:", sum)</text:p>
      <text:p text:style-name="P16">print("Average of the numbers:", average)</text:p>
      <text:p text:style-name="P16"/>
      <text:section text:style-name="Sect2" text:name="Write a program to enter lower limit and upper limit and find the sum of all odd and even numbers between the range separately  ">
        <text:h text:style-name="Heading_20_1" text:outline-level="1"><text:bookmark-start text:name="__RefHeading___Toc3274_1465224214"/>Write a program to enter lower limit and upper limit and find the sum of all odd and even numbers between the range separately  <text:bookmark-end text:name="__RefHeading___Toc3274_1465224214"/></text:h>
      </text:section>
      <text:p text:style-name="P16"/>
      <text:p text:style-name="P16">lower_limit = int(input("Enter the lower limit: "))</text:p>
      <text:p text:style-name="P16">upper_limit = int(input("Enter the upper limit: "))</text:p>
      <text:p text:style-name="P16"/>
      <text:p text:style-name="P16">even_sum = 0</text:p>
      <text:p text:style-name="P16">odd_sum = 0</text:p>
      <text:p text:style-name="P16"/>
      <text:p text:style-name="P16">for num in range(lower_limit, upper_limit + 1):</text:p>
      <text:p text:style-name="P16"><text:s text:c="4"/>if num % 2 == 0:</text:p>
      <text:p text:style-name="P16"><text:s text:c="8"/>even_sum += num</text:p>
      <text:p text:style-name="P16"><text:s text:c="4"/>else:</text:p>
      <text:p text:style-name="P16"><text:s text:c="8"/>odd_sum += num</text:p>
      <text:p text:style-name="P16"/>
      <text:p text:style-name="P16">print("Sum of even numbers:", even_sum)</text:p>
      <text:p text:style-name="P16">print("Sum of odd numbers:", odd_sum)</text:p>
      <text:p text:style-name="P16"/>
      <text:section text:style-name="Sect2" text:name="Write a program to enter any number and find its reverse">
        <text:h text:style-name="Heading_20_1" text:outline-level="1"><text:bookmark-start text:name="__RefHeading___Toc3276_1465224214"/>Write a program to enter any number and find its reverse<text:bookmark-end text:name="__RefHeading___Toc3276_1465224214"/></text:h>
      </text:section>
      <text:p text:style-name="P16"/>
      <text:p text:style-name="P16">num = int(input())</text:p>
      <text:p text:style-name="P16">reverse = 0</text:p>
      <text:p text:style-name="P16"/>
      <text:p text:style-name="P16">while num &gt; 0:</text:p>
      <text:p text:style-name="P16"><text:s text:c="4"/>digit = num % 10</text:p>
      <text:p text:style-name="P16"><text:s text:c="4"/>reverse = reverse * 10 + digit</text:p>
      <text:p text:style-name="P16"><text:s text:c="4"/>num //= 10</text:p>
      <text:p text:style-name="P16"/>
      <text:p text:style-name="P16">print("Reverse of the number:", reverse)</text:p>
      <text:p text:style-name="P16"/>
      <text:section text:style-name="Sect2" text:name="Write a program to enter any number and a digit and count how many times digit is in the number">
        <text:h text:style-name="Heading_20_1" text:outline-level="1"><text:bookmark-start text:name="__RefHeading___Toc3278_1465224214"/>Write a program to enter any number and a digit and count how many times digit is in the number<text:bookmark-end text:name="__RefHeading___Toc3278_1465224214"/></text:h>
      </text:section>
      <text:p text:style-name="P16"/>
      <text:p text:style-name="P16">import math</text:p>
      <text:p text:style-name="P16"/>
      <text:p text:style-name="P16">num = int(input("Enter a number: "))</text:p>
      <text:p text:style-name="P16"/>
      <text:p text:style-name="P16">if num == 0:</text:p>
      <text:p text:style-name="P16"><text:s text:c="4"/>digits = 1</text:p>
      <text:p text:style-name="P16">else:</text:p>
      <text:p text:style-name="P16"><text:soft-page-break/><text:s text:c="4"/>digits = int(math.log10(num)) + 1</text:p>
      <text:p text:style-name="P16"/>
      <text:p text:style-name="P16">print("The number of digits in the number is:", digits)</text:p>
      <text:p text:style-name="P16"/>
      <text:section text:style-name="Sect2" text:name="Write a program to enter any number and check it is Armstrong or not">
        <text:h text:style-name="Heading_20_1" text:outline-level="1"><text:bookmark-start text:name="__RefHeading___Toc3280_1465224214"/>Write a program to enter any number and check it is Armstrong or not<text:bookmark-end text:name="__RefHeading___Toc3280_1465224214"/></text:h>
      </text:section>
      <text:p text:style-name="P16"/>
      <text:p text:style-name="P16">num = int(input())</text:p>
      <text:p text:style-name="P16">original_num = num</text:p>
      <text:p text:style-name="P16">sum = 0</text:p>
      <text:p text:style-name="P16"/>
      <text:p text:style-name="P16">while num &gt; 0:</text:p>
      <text:p text:style-name="P16"><text:s text:c="4"/>digit = num % 10</text:p>
      <text:p text:style-name="P16"><text:s text:c="4"/>sum += digit ** 3</text:p>
      <text:p text:style-name="P16"><text:s text:c="4"/>num //= 10</text:p>
      <text:p text:style-name="P16"/>
      <text:p text:style-name="P16">if original_num == sum:</text:p>
      <text:p text:style-name="P16"><text:s text:c="4"/>print(original_num, "is an Armstrong number")</text:p>
      <text:p text:style-name="P16">else:</text:p>
      <text:p text:style-name="P16"><text:s text:c="4"/>print(original_num, "is not an Armstrong number")</text:p>
      <text:p text:style-name="P16"/>
      <text:p text:style-name="P16"/>
      <text:section text:style-name="Sect2" text:name="Write a program to enter any number and check it is palindrome or not">
        <text:h text:style-name="Heading_20_1" text:outline-level="1"><text:bookmark-start text:name="__RefHeading___Toc3282_1465224214"/>Write a program to enter any number and check it is palindrome or not<text:bookmark-end text:name="__RefHeading___Toc3282_1465224214"/></text:h>
      </text:section>
      <text:p text:style-name="P16"/>
      <text:p text:style-name="P16">num = int(input("Enter a number: "))</text:p>
      <text:p text:style-name="P16">original_num = num</text:p>
      <text:p text:style-name="P16">reverse = 0</text:p>
      <text:p text:style-name="P16"/>
      <text:p text:style-name="P16">while num &gt; 0:</text:p>
      <text:p text:style-name="P16"><text:s text:c="4"/>digit = num % 10</text:p>
      <text:p text:style-name="P16"><text:s text:c="4"/>reverse = reverse * 10 + digit</text:p>
      <text:p text:style-name="P16"><text:s text:c="4"/>num //= 10</text:p>
      <text:p text:style-name="P16"/>
      <text:p text:style-name="P16">if original_num == reverse:</text:p>
      <text:p text:style-name="P16"><text:s text:c="4"/>print(original_num, "is a palindrome number")</text:p>
      <text:p text:style-name="P16">else:</text:p>
      <text:p text:style-name="P16"><text:s text:c="4"/>print(original_num, "is not a palindrome number")</text:p>
      <text:p text:style-name="Standard"/>
      <text:section text:style-name="Sect2" text:name="Write a program to enter numbers as long as user wishes to enter and find the sum highest and lowest number entered by user">
        <text:h text:style-name="Heading_20_1" text:outline-level="1"><text:bookmark-start text:name="__RefHeading___Toc3284_1465224214"/>Write a program to enter numbers as long as user wishes to enter and find the sum highest and lowest number entered by user<text:bookmark-end text:name="__RefHeading___Toc3284_1465224214"/></text:h>
      </text:section>
      <text:p text:style-name="P16"/>
      <text:p text:style-name="P16">numbers = []</text:p>
      <text:p text:style-name="P16"><text:soft-page-break/>while True:</text:p>
      <text:p text:style-name="P16"><text:s text:c="4"/>num = int(input("Enter a number (or 0 to stop): "))</text:p>
      <text:p text:style-name="P16"><text:s text:c="4"/>if num == 0:</text:p>
      <text:p text:style-name="P16"><text:s text:c="8"/>break</text:p>
      <text:p text:style-name="P16"><text:s text:c="4"/>numbers.append(num)</text:p>
      <text:p text:style-name="P16"/>
      <text:p text:style-name="P16">if len(numbers) == 0:</text:p>
      <text:p text:style-name="P16"><text:s text:c="4"/>print("No numbers entered.")</text:p>
      <text:p text:style-name="P16">else:</text:p>
      <text:p text:style-name="P16"><text:s text:c="4"/>sum_of_numbers = sum(numbers)</text:p>
      <text:p text:style-name="P16"><text:s text:c="4"/>highest_number = max(numbers)</text:p>
      <text:p text:style-name="P16"><text:s text:c="4"/>lowest_number = min(numbers)</text:p>
      <text:p text:style-name="P16"/>
      <text:p text:style-name="P16"><text:s text:c="4"/>print("Sum of the numbers:", sum_of_numbers)</text:p>
      <text:p text:style-name="P16"><text:s text:c="4"/>print("Highest number:", highest_number)</text:p>
      <text:p text:style-name="P16"><text:s text:c="4"/>print("Lowest number:", lowest_number)</text:p>
      <text:p text:style-name="P16"/>
      <text:section text:style-name="Sect2" text:name="Write a program to input any string and count how many vowels are in it">
        <text:h text:style-name="Heading_20_1" text:outline-level="1"><text:bookmark-start text:name="__RefHeading___Toc3286_1465224214"/>Write a program to input any string and count how many vowels are in it<text:bookmark-end text:name="__RefHeading___Toc3286_1465224214"/></text:h>
      </text:section>
      <text:p text:style-name="P16"/>
      <text:p text:style-name="P16">string = input()</text:p>
      <text:p text:style-name="P16">vowels = "aeiouAEIOU"</text:p>
      <text:p text:style-name="P16">count = 0</text:p>
      <text:p text:style-name="P16"/>
      <text:p text:style-name="P16">for char in string:</text:p>
      <text:p text:style-name="P16"><text:s text:c="4"/>if char in vowels:</text:p>
      <text:p text:style-name="P16"><text:s text:c="8"/>count += 1</text:p>
      <text:p text:style-name="P16"/>
      <text:p text:style-name="P16">print("Number of vowels:", count)</text:p>
      <text:p text:style-name="P16"/>
      <text:section text:style-name="Sect2" text:name="Write a program to read string and print in reverse order">
        <text:h text:style-name="Heading_20_1" text:outline-level="1"><text:bookmark-start text:name="__RefHeading___Toc3288_1465224214"/>Write a program to read string and print in reverse order<text:bookmark-end text:name="__RefHeading___Toc3288_1465224214"/></text:h>
      </text:section>
      <text:p text:style-name="P16"/>
      <text:p text:style-name="P16">string = input("Enter a string: ")</text:p>
      <text:p text:style-name="P16">reversed_string = string[::-1]</text:p>
      <text:p text:style-name="P16">print("Reversed string:", reversed_string)</text:p>
      <text:p text:style-name="P16"/>
      <text:section text:style-name="Sect2" text:name="Write a program which replaces all vowels in the string with ‘*’">
        <text:h text:style-name="Heading_20_1" text:outline-level="1"><text:bookmark-start text:name="__RefHeading___Toc3290_1465224214"/>Write a program which replaces all vowels in the string with ‘*’<text:bookmark-end text:name="__RefHeading___Toc3290_1465224214"/></text:h>
      </text:section>
      <text:p text:style-name="P16"/>
      <text:p text:style-name="P16">string = input("Enter a string: ")</text:p>
      <text:p text:style-name="P16">vowels = "aeiouAEIOU"</text:p>
      <text:p text:style-name="P16"/>
      <text:p text:style-name="P16">new_string = ""</text:p>
      <text:p text:style-name="P16">for char in string:</text:p>
      <text:p text:style-name="P16"><text:s text:c="4"/>if char in vowels:</text:p>
      <text:p text:style-name="P16"><text:soft-page-break/><text:s text:c="8"/>new_string += "*"</text:p>
      <text:p text:style-name="P16"><text:s text:c="4"/>else:</text:p>
      <text:p text:style-name="P16"><text:s text:c="8"/>new_string += char</text:p>
      <text:p text:style-name="P16"/>
      <text:p text:style-name="P16">print("New string:", new_string)</text:p>
      <text:p text:style-name="P16"/>
      <text:section text:style-name="Sect2" text:name="Write a program to check if a string is a palindrome or not">
        <text:h text:style-name="Heading_20_1" text:outline-level="1"><text:bookmark-start text:name="__RefHeading___Toc3292_1465224214"/>Write a program to check if a string is a palindrome or not<text:bookmark-end text:name="__RefHeading___Toc3292_1465224214"/></text:h>
      </text:section>
      <text:p text:style-name="P16"/>
      <text:p text:style-name="P17">string = input("Enter a string: ")</text:p>
      <text:p text:style-name="P17">reversed_string = string[::-1]</text:p>
      <text:p text:style-name="P17"/>
      <text:p text:style-name="P17">if string == reversed_string:</text:p>
      <text:p text:style-name="P17"><text:s text:c="4"/>print("The string is a palindrome.")</text:p>
      <text:p text:style-name="P17">else:</text:p>
      <text:p text:style-name="P17"><text:s text:c="4"/>print("The string is not 1 <text:s/>a palindrome.")</text:p>
      <text:p text:style-name="P17"/>
      <text:section text:style-name="Sect2" text:name="Write a program to enter string and count how many uppercase, lowercase, digits, words present in it">
        <text:h text:style-name="Heading_20_1" text:outline-level="1"><text:bookmark-start text:name="__RefHeading___Toc3294_1465224214"/>Write a program to enter string and count how many uppercase, lowercase, digits, words present in it<text:bookmark-end text:name="__RefHeading___Toc3294_1465224214"/></text:h>
      </text:section>
      <text:p text:style-name="P17"/>
      <text:p text:style-name="P17">string = input("Enter a string: ")</text:p>
      <text:p text:style-name="P17"/>
      <text:p text:style-name="P17">uppercase_count = 0</text:p>
      <text:p text:style-name="P17">lowercase_count = 0</text:p>
      <text:p text:style-name="P17">digit_count = 0</text:p>
      <text:p text:style-name="P17">word_count = 1 <text:s/># Assuming at least one word</text:p>
      <text:p text:style-name="P17"/>
      <text:p text:style-name="P17">for char in string:</text:p>
      <text:p text:style-name="P17"><text:s text:c="4"/>if char.isupper():</text:p>
      <text:p text:style-name="P17"><text:s text:c="8"/>uppercase_count += 1</text:p>
      <text:p text:style-name="P17"><text:s text:c="4"/>elif char.islower():</text:p>
      <text:p text:style-name="P17"><text:s text:c="8"/>lowercase_count += 1</text:p>
      <text:p text:style-name="P17"><text:s text:c="4"/>elif char.isdigit():</text:p>
      <text:p text:style-name="P17"><text:s text:c="8"/>digit_count += 1</text:p>
      <text:p text:style-name="P17"><text:s text:c="4"/>elif char.isspace():</text:p>
      <text:p text:style-name="P17"><text:s text:c="8"/>word_count += 1</text:p>
      <text:p text:style-name="P17"/>
      <text:p text:style-name="P17">print("Number of uppercase letters:", uppercase_count)</text:p>
      <text:p text:style-name="P17">print("Number of lowercase letters:", lowercase_count)</text:p>
      <text:p text:style-name="P17">print("Number of digits:", digit_count)</text:p>
      <text:p text:style-name="P17">print("Number of words:", word_count)</text:p>
      <text:p text:style-name="P17"/>
      <text:section text:style-name="Sect2" text:name="Write a program to enter string and find the number of occurrences of any word">
        <text:h text:style-name="Heading_20_1" text:outline-level="1"><text:bookmark-start text:name="__RefHeading___Toc3296_1465224214"/><text:soft-page-break/>Write a program to enter string and find the number of occurrences of any word<text:bookmark-end text:name="__RefHeading___Toc3296_1465224214"/></text:h>
      </text:section>
      <text:p text:style-name="P17"/>
      <text:p text:style-name="P17">string = input("Enter a string: ")</text:p>
      <text:p text:style-name="P17">word = input("Enter the word to search: ")</text:p>
      <text:p text:style-name="P17"/>
      <text:p text:style-name="P17">words = string.split()</text:p>
      <text:p text:style-name="P17">count = words.count(word)</text:p>
      <text:p text:style-name="P17"/>
      <text:p text:style-name="P17">print("The word", word, "appears", count, "times in the string.")</text:p>
      <text:p text:style-name="P17"/>
      <text:section text:style-name="Sect2" text:name="Demonstrate the following iterative statement in python with suitable examples. i) while loop ii) for loop">
        <text:h text:style-name="Heading_20_1" text:outline-level="1"><text:bookmark-start text:name="__RefHeading___Toc3298_1465224214"/>Demonstrate the following control transfer statements in python with suitable examples. i)break ii) continue<text:bookmark-end text:name="__RefHeading___Toc3298_1465224214"/></text:h>
      </text:section>
      <text:p text:style-name="P17"/>
      <text:p text:style-name="P17"># i) break</text:p>
      <text:p text:style-name="P17">for i in range(1, 11):</text:p>
      <text:p text:style-name="P17"><text:s text:c="4"/>if i == 5:</text:p>
      <text:p text:style-name="P17"><text:s text:c="8"/>break</text:p>
      <text:p text:style-name="P17"><text:s text:c="4"/>print(i)</text:p>
      <text:p text:style-name="P17"/>
      <text:p text:style-name="P17"># ii) </text:p>
      <text:p text:style-name="P17">for i in range(1, 11):</text:p>
      <text:p text:style-name="P17"><text:s text:c="4"/>if i % 2 != 0:</text:p>
      <text:p text:style-name="P17"><text:s text:c="8"/>continue</text:p>
      <text:p text:style-name="P17"><text:s text:c="4"/>print(i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CaskaydiaCove Nerd Font Mono" svg:font-family="'CaskaydiaCove Nerd Font Mono'" style:font-pitch="fixed"/>
    <style:font-face style:name="Determination" svg:font-family="Determinatio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ontserrat" svg:font-family="Montserrat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22:52:32.268659696</meta:creation-date>
    <dc:date>2024-11-24T00:30:34.360635667</dc:date>
    <meta:editing-duration>PT16M26S</meta:editing-duration>
    <meta:editing-cycles>4</meta:editing-cycles>
    <meta:generator>LibreOffice/24.8.3.2$Linux_X86_64 LibreOffice_project/480$Build-2</meta:generator>
    <meta:document-statistic meta:table-count="0" meta:image-count="0" meta:object-count="0" meta:page-count="16" meta:paragraph-count="425" meta:word-count="2739" meta:character-count="16028" meta:non-whitespace-character-count="13301"/>
  </office:meta>
</office:document-meta>
</file>